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" svg:font-family="apple-system, BlinkMacSystemFont, 'Segoe UI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language="en" fo:country="US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fo:font-size="12pt" fo:letter-spacing="normal" fo:font-style="normal" fo:font-weight="normal"/>
    </style:style>
    <style:style style:name="T3" style:family="text">
      <style:text-properties fo:font-variant="normal" fo:text-transform="none" fo:color="#24292e" fo:font-size="12pt" fo:letter-spacing="normal" fo:language="ru" fo:country="RU" fo:font-style="normal" fo:font-weight="normal"/>
    </style:style>
    <style:style style:name="T4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!</text:p>
      <text:p text:style-name="P1"/>
      <text:p text:style-name="P1">This project f<text:span text:style-name="T2">or watching actual news and weather (from API: https://newsapi.org, https://openweathermap.org).</text:span></text:p>
      <text:p text:style-name="P1"><text:span text:style-name="T2">For a trial demo version, follow the link</text:span><text:span text:style-name="T3">:</text:span></text:p>
      <text:p text:style-name="P1"><text:a xlink:type="simple" xlink:href="http://z99945qo.beget.tech/" text:style-name="Internet_20_link" text:visited-style-name="Visited_20_Internet_20_Link">http://z99945qo.beget.tech/</text:a><text:span text:style-name="T3"> </text:span></text:p>
      <text:p text:style-name="P1"><text:span text:style-name="T3"/></text:p>
      <text:p text:style-name="P2"><text:span text:style-name="T2">A project run automatically after the loading into your PC.</text:span></text:p>
      <text:p text:style-name="P1">Clone the Github repository into your PC directory:</text:p>
      <text:p text:style-name="Standard"><text:a xlink:type="simple" xlink:href="https://github.com/Levron777/sibers.git" text:style-name="Internet_20_link" text:visited-style-name="Visited_20_Internet_20_Link"><text:span text:style-name="T4">https://github.com/Levron777/sibers.git</text:span>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" svg:font-family="apple-system, BlinkMacSystemFont, 'Segoe UI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13S</meta:editing-duration>
    <meta:editing-cycles>6</meta:editing-cycles>
    <meta:generator>OpenOffice/4.1.7$Win32 OpenOffice.org_project/417m1$Build-9800</meta:generator>
    <dc:date>2020-07-14T12:08:12.29</dc:date>
    <dc:creator>Сергей Ф</dc:creator>
    <meta:document-statistic meta:table-count="0" meta:image-count="0" meta:object-count="0" meta:page-count="1" meta:paragraph-count="7" meta:word-count="41" meta:character-count="335"/>
    <meta:user-defined meta:name="Info 1"/>
    <meta:user-defined meta:name="Info 2"/>
    <meta:user-defined meta:name="Info 3"/>
    <meta:user-defined meta:name="Info 4"/>
  </office:meta>
</office:document-meta>
</file>